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2e743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2e743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2e743d"/>
    </style:style>
    <style:style style:name="P7" style:family="paragraph" style:parent-style-name="Standard">
      <style:text-properties style:text-line-through-style="none" style:text-line-through-type="none" officeooo:paragraph-rsid="00116df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116df3" style:font-size-asian="12pt" style:font-size-complex="12pt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2edf7d" style:font-size-asian="12pt" style:font-size-complex="12pt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" fo:font-size="12pt" officeooo:rsid="002edf7d" officeooo:paragraph-rsid="002edf7d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5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6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7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9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20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21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22" style:family="paragraph" style:parent-style-name="Standard" style:list-style-name="L14">
      <style:text-properties style:text-line-through-style="none" style:text-line-through-type="none" style:font-name="DejaVu Sans Condensed" fo:font-size="12pt" officeooo:rsid="00303298" officeooo:paragraph-rsid="00303298" style:font-size-asian="12pt" style:font-size-complex="12pt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" fo:font-size="12pt" fo:font-style="italic" officeooo:rsid="002f5da6" officeooo:paragraph-rsid="002f5da6" style:font-size-asian="12pt" style:font-style-asian="italic" style:font-size-complex="12pt" style:font-style-complex="italic"/>
    </style:style>
    <style:style style:name="P24" style:family="paragraph" style:parent-style-name="Standard" style:list-style-name="L7">
      <style:text-properties style:text-line-through-style="none" style:text-line-through-type="none" officeooo:paragraph-rsid="00253284"/>
    </style:style>
    <style:style style:name="P25" style:family="paragraph" style:parent-style-name="Standard" style:list-style-name="L8">
      <style:text-properties style:text-line-through-style="none" style:text-line-through-type="none" officeooo:paragraph-rsid="00116df3"/>
    </style:style>
    <style:style style:name="P26" style:family="paragraph" style:parent-style-name="Standard" style:list-style-name="L12">
      <style:text-properties style:text-line-through-style="none" style:text-line-through-type="none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edf7d" style:font-size-asian="12pt" style:font-size-complex="12pt"/>
    </style:style>
    <style:style style:name="T9" style:family="text">
      <style:text-properties style:font-name="DejaVu Sans Condensed" fo:font-size="12pt" fo:font-weight="bold" officeooo:rsid="002cd12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da28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b646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d302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175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f17e9" style:font-size-asian="12pt" style:font-weight-asian="bold" style:font-size-complex="12pt" style:font-weight-complex="bold"/>
    </style:style>
    <style:style style:name="T18" style:family="text">
      <style:text-properties officeooo:rsid="00239786"/>
    </style:style>
    <style:style style:name="T19" style:family="text">
      <style:text-properties officeooo:rsid="0035db3e"/>
    </style:style>
    <style:style style:name="T20" style:family="text">
      <style:text-properties officeooo:rsid="002edf7d"/>
    </style:style>
    <style:style style:name="T21" style:family="text">
      <style:text-properties officeooo:rsid="002f5da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6"><text:span text:style-name="T9">1</text:span><text:span text:style-name="T10">0</text:span><text:span text:style-name="T9">6</text:span><text:span text:style-name="T11"> - </text:span><text:span text:style-name="T12">Controls - </text:span><text:span text:style-name="T17">WSO</text:span><text:span text:style-name="T13"> - </text:span><text:span text:style-name="T14">Throttle </text:span><text:span text:style-name="T15">Base</text:span></text:p>
      <text:p text:style-name="P3">U=Up, D=Down, F=Forward, B=Backward, L=Left, R=Right, P=Press, S-*=Shift-<text:span text:style-name="T3">*</text:span>, L-*=Long-<text:span text:style-name="T3">*</text:span></text:p>
      <text:p text:style-name="P4"/>
      <text:p text:style-name="P5">Mode selector</text:p>
      <text:list text:style-name="L1">
        <text:list-item>
          <text:p text:style-name="P8">1: <text:span text:style-name="T20">Radar MODE knob </text:span><text:span text:style-name="T21">BST</text:span></text:p>
        </text:list-item>
        <text:list-item>
          <text:p text:style-name="P10">2: Radar MODE knob <text:span text:style-name="T21">RDR</text:span></text:p>
        </text:list-item>
        <text:list-item>
          <text:p text:style-name="P9">3: <text:span text:style-name="T20">Radar MODE knob </text:span><text:span text:style-name="T21">MAP</text:span></text:p>
        </text:list-item>
        <text:list-item>
          <text:p text:style-name="P9">4: <text:span text:style-name="T20">Radar MODE knob </text:span><text:span text:style-name="T21">AIR-GRD</text:span></text:p>
        </text:list-item>
        <text:list-item>
          <text:p text:style-name="P9">5: <text:span text:style-name="T20">Radar MODE knob </text:span><text:span text:style-name="T21">BEACON</text:span></text:p>
        </text:list-item>
        <text:list-item>
          <text:p text:style-name="P23">(TV mode not used in this version of the F-4)</text:p>
        </text:list-item>
      </text:list>
      <text:p text:style-name="P5">Flaps lever</text:p>
      <text:list text:style-name="L2">
        <text:list-item>
          <text:p text:style-name="P11"><text:span text:style-name="T1">Axis</text:span><text:span text:style-name="T2">: --</text:span></text:p>
        </text:list-item>
      </text:list>
      <text:p text:style-name="P5">T1 switch</text:p>
      <text:list text:style-name="L3">
        <text:list-item>
          <text:p text:style-name="P12">F: --</text:p>
        </text:list-item>
      </text:list>
      <text:p text:style-name="P5">T2 switch</text:p>
      <text:list text:style-name="L4">
        <text:list-item>
          <text:p text:style-name="P13">F: --</text:p>
        </text:list-item>
      </text:list>
      <text:p text:style-name="P5">T3 switch</text:p>
      <text:list text:style-name="L5">
        <text:list-item>
          <text:p text:style-name="P17">F: --</text:p>
        </text:list-item>
      </text:list>
      <text:p text:style-name="P5">T4 switch</text:p>
      <text:list text:style-name="L6">
        <text:list-item>
          <text:p text:style-name="P18">F: --</text:p>
        </text:list-item>
      </text:list>
      <text:p text:style-name="P7"><text:span text:style-name="T14">Lighted Buttons -- </text:span><text:span text:style-name="T16">Radar control panel</text:span></text:p>
      <text:list text:style-name="L7">
        <text:list-item>
          <text:p text:style-name="P24"><text:span text:style-name="T6">B1</text:span><text:span text:style-name="T7">: </text:span><text:span text:style-name="T8">--</text:span><text:span text:style-name="T7"><text:tab/></text:span><text:span text:style-name="T8"><text:tab/><text:tab/></text:span><text:span text:style-name="T6">B2: </text:span><text:span text:style-name="T8">--<text:tab/><text:tab/></text:span><text:span text:style-name="T6"><text:tab/><text:tab/>B3: </text:span><text:span text:style-name="T8">--</text:span></text:p>
        </text:list-item>
      </text:list>
      <text:list text:style-name="L8">
        <text:list-item>
          <text:p text:style-name="P25"><text:span text:style-name="T6">B4: </text:span><text:span text:style-name="T8">--<text:tab/></text:span><text:span text:style-name="T6"><text:tab/></text:span><text:span text:style-name="T8"><text:tab/></text:span><text:span text:style-name="T6">B5: </text:span><text:span text:style-name="T8">--</text:span><text:span text:style-name="T6"><text:tab/></text:span><text:span text:style-name="T8"><text:tab/><text:tab/><text:tab/></text:span><text:span text:style-name="T6">B6: </text:span><text:span text:style-name="T8">--</text:span></text:p>
        </text:list-item>
      </text:list>
      <text:p text:style-name="P5">T5 switch</text:p>
      <text:list text:style-name="L9">
        <text:list-item>
          <text:p text:style-name="P14">U/D: --</text:p>
        </text:list-item>
      </text:list>
      <text:p text:style-name="P5">T6 switch</text:p>
      <text:list text:style-name="L10">
        <text:list-item>
          <text:p text:style-name="P15">U/D: --</text:p>
        </text:list-item>
      </text:list>
      <text:p text:style-name="P5">T7 switch -- Canopy</text:p>
      <text:list text:style-name="L11">
        <text:list-item>
          <text:p text:style-name="P16">U: Canopy up/down <text:span text:style-name="T18">toggle</text:span></text:p>
        </text:list-item>
      </text:list>
      <text:p text:style-name="P5">E1 dial -- <text:span text:style-name="T1">Kneeboard</text:span></text:p>
      <text:list text:style-name="L12">
        <text:list-item>
          <text:p text:style-name="P19">P: Kneeboard toggle</text:p>
        </text:list-item>
        <text:list-item>
          <text:p text:style-name="P26"><text:span text:style-name="T5">L/R</text:span><text:span text:style-name="T6">: Flip pages</text:span></text:p>
        </text:list-item>
      </text:list>
      <text:list text:style-name="L13">
        <text:list-item>
          <text:p text:style-name="P20">S-Rotate: RWR volume up/down</text:p>
        </text:list-item>
      </text:list>
      <text:p text:style-name="P5">E2 dial -- <text:span text:style-name="T1">NVGs</text:span></text:p>
      <text:list xml:id="list1535669952" text:style-name="L14">
        <text:list-item>
          <text:p text:style-name="P21">P: Toggle NVGs on/off</text:p>
        </text:list-item>
        <text:list-item>
          <text:p text:style-name="P21"><text:span text:style-name="T4">L/R</text:span>: NVG gain up/down</text:p>
        </text:list-item>
        <text:list-item>
          <text:p text:style-name="P22">S-Rotate: Aural Tone volume up/down (Shrike seeker volum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3T22:52:35.555000000</dc:date>
    <meta:editing-duration>PT3H29M5S</meta:editing-duration>
    <meta:editing-cycles>3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2" meta:word-count="182" meta:character-count="820" meta:non-whitespace-character-count="692"/>
  </office:meta>
</office:document-meta>
</file>